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eincarnation Blues Cantos</text:p>
      <text:p text:style-name="P1"/>
      <text:p text:style-name="P3">An audio-visual presentantion</text:p>
      <text:p text:style-name="P1">Voices: Frank Thomas Smith – María Teresa Gutiérrez</text:p>
      <text:p text:style-name="P1">Music &amp; tech: Nicolás Gawain Smith</text:p>
      <text:p text:style-name="P1">Art: Celina MacKern</text:p>
      <text:p text:style-name="P1">Click on: SouthernCrossReview <text:s/>(ur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en" fo:country="ZW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4pt" fo:language="en" fo:country="ZW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4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k Smith</meta:initial-creator>
    <meta:creation-date>2024-03-07T17:11:04.77</meta:creation-date>
    <dc:date>2024-03-07T17:20:44.36</dc:date>
    <dc:creator>Frank Smith</dc:creator>
    <meta:editing-duration>PT9M40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6" meta:word-count="27" meta:character-count="195"/>
  </office:meta>
</office:document-meta>
</file>